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text-properties fo:language="en" fo:country="US" officeooo:rsid="000a1e3b" officeooo:paragraph-rsid="000a1e3b"/>
    </style:style>
    <style:style style:name="P6" style:family="paragraph" style:parent-style-name="Text_20_body">
      <style:paragraph-properties fo:line-height="150%"/>
      <style:text-properties fo:language="en" fo:country="US" officeooo:rsid="000be484" officeooo:paragraph-rsid="000be484"/>
    </style:style>
    <style:style style:name="P7" style:family="paragraph" style:parent-style-name="Text_20_body">
      <style:paragraph-properties fo:line-height="150%"/>
      <style:text-properties fo:language="en" fo:country="US" officeooo:rsid="001126c1" officeooo:paragraph-rsid="001126c1"/>
    </style:style>
    <style:style style:name="P8" style:family="paragraph" style:parent-style-name="Text_20_body">
      <style:paragraph-properties fo:line-height="150%"/>
    </style:style>
    <style:style style:name="P9" style:family="paragraph" style:parent-style-name="Title">
      <style:paragraph-properties fo:line-height="150%" fo:text-align="start" style:justify-single-word="false"/>
    </style:style>
    <style:style style:name="P10" style:family="paragraph" style:parent-style-name="Text_20_body">
      <style:paragraph-properties fo:line-height="150%"/>
      <style:text-properties officeooo:rsid="000a1e3b" officeooo:paragraph-rsid="000a1e3b"/>
    </style:style>
    <style:style style:name="P11" style:family="paragraph" style:parent-style-name="Text_20_body">
      <style:paragraph-properties fo:line-height="150%"/>
      <style:text-properties officeooo:rsid="000be484" officeooo:paragraph-rsid="000be484"/>
    </style:style>
    <style:style style:name="P12" style:family="paragraph" style:parent-style-name="Text_20_body">
      <style:paragraph-properties fo:line-height="150%"/>
      <style:text-properties officeooo:rsid="00105e2b" officeooo:paragraph-rsid="00105e2b"/>
    </style:style>
    <style:style style:name="P13"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4"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5"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16"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17" style:family="paragraph" style:parent-style-name="Text_20_body">
      <style:paragraph-properties fo:line-height="150%"/>
      <style:text-properties officeooo:rsid="001126c1" officeooo:paragraph-rsid="001126c1"/>
    </style:style>
    <style:style style:name="P18" style:family="paragraph" style:parent-style-name="Footer">
      <style:paragraph-properties fo:text-align="center" style:justify-single-word="false"/>
      <style:text-properties fo:font-size="10pt" style:font-size-asian="10pt" style:font-size-complex="10pt"/>
    </style:style>
    <style:style style:name="P19"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20" style:family="paragraph" style:parent-style-name="Text_20_body">
      <style:paragraph-properties fo:line-height="150%"/>
      <style:text-properties officeooo:rsid="0016acbe" officeooo:paragraph-rsid="0016acbe"/>
    </style:style>
    <style:style style:name="P21" style:family="paragraph" style:parent-style-name="Text_20_body">
      <style:paragraph-properties fo:line-height="150%"/>
      <style:text-properties officeooo:rsid="000be484" officeooo:paragraph-rsid="000be484"/>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7b53d"/>
    </style:style>
    <style:style style:name="T14" style:family="text">
      <style:text-properties fo:language="en" fo:country="US" officeooo:rsid="001990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appeenrannan teknillinen yliopisto</text:p>
      <text:p text:style-name="P13">School of Business and Management</text:p>
      <text:p text:style-name="P13"/>
      <text:p text:style-name="P15"/>
      <text:p text:style-name="P2"/>
      <text:p text:style-name="P2"/>
      <text:p text:style-name="P2"/>
      <text:p text:style-name="P2"/>
      <text:p text:style-name="P13">Sofware Development Skills</text:p>
      <text:p text:style-name="P14"/>
      <text:p text:style-name="P9"><text:span text:style-name="T3">Joona Niemenmaa</text:span><text:span text:style-name="T2">, </text:span><text:span text:style-name="T3">001823383</text:span></text:p>
      <text:p text:style-name="P14"/>
      <text:p text:style-name="P14"/>
      <text:p text:style-name="P9"><text:span text:style-name="T4">LEARNING DIARY, </text:span><text:span text:style-name="T5">MOBILE</text:span><text:span text:style-name="T4"> MODULE</text:span></text:p>
      <text:h text:style-name="P19" text:outline-level="5"/>
      <text:p text:style-name="P4"/>
      <text:p text:style-name="P4"/>
      <text:p text:style-name="P4"/>
      <text:p text:style-name="P4"/>
      <text:p text:style-name="P4"/>
      <text:p text:style-name="P3"/>
      <text:p text:style-name="P3"/>
      <text:p text:style-name="P3"/>
      <text:p text:style-name="P16">LEARNING DIARY</text:p>
      <text:p text:style-name="P8"/>
      <text:p text:style-name="P8"><text:span text:style-name="T7">24.11.2024</text:span><text:span text:style-name="T6"><text:line-break/></text:span></text:p>
      <text:p text:style-name="P10"><text:span text:style-name="T6">I started out by reading through the course page and getting an understanding of what </text:span><text:span text:style-name="T8">the course is about.</text:span></text:p>
      <text:p text:style-name="P10"><text:span text:style-name="T6"/></text:p>
      <text:p text:style-name="P5">I’m already familiar with git usage and Android development with Android studio from other university courses and my own experience.</text:p>
      <text:p text:style-name="P10"><text:span text:style-name="T6"/></text:p>
      <text:p text:style-name="P10"><text:span text:style-name="T6">Thus I will be using Android studio as my IDE and GitHub to host my git repository. </text:span><text:span text:style-name="T10">As for my language I will be using Java.</text:span></text:p>
      <text:p text:style-name="P10"><text:span text:style-name="T6"/></text:p>
      <text:p text:style-name="P5">I’ve already decided on the project I want to make which will be a simple mail user agent. Essentially a mail user agent is an application that can receive, read, compose and send electronic mail over the internet.</text:p>
      <text:p text:style-name="P10"><text:span text:style-name="T6"/></text:p>
      <text:p text:style-name="P11"><text:span text:style-name="T6">I’ll later on detail a proper design document to detail what the </text:span><text:span text:style-name="T9">project</text:span><text:span text:style-name="T6"> should be capable of to limit the scope to a reasonable level.</text:span></text:p>
      <text:p text:style-name="P11"><text:span text:style-name="T6"/></text:p>
      <text:p text:style-name="P6">For now I’ll focus on completing all the exercise tasks first.</text:p>
      <text:p text:style-name="P11"><text:span text:style-name="T6"/></text:p>
      <text:p text:style-name="P12"><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12"><text:span text:style-name="T11"/></text:p>
      <text:p text:style-name="P7">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17"><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11"><text:span text:style-name="T6"/></text:p>
      <text:p text:style-name="P6">25.11.2024</text:p>
      <text:p text:style-name="P11"><text:span text:style-name="T6"/></text:p>
      <text:p text:style-name="P20"><text:span text:style-name="T6">Started work on the second video today.</text:span></text:p>
      <text:p text:style-name="P20"><text:span text:style-name="T6"/></text:p>
      <text:p text:style-name="P20"><text:span text:style-name="T6">A recap of what I learned today:</text:span></text:p>
      <text:p text:style-name="P20"><text:span text:style-name="T6"/></text:p>
      <text:p text:style-name="P20"><text:span text:style-name="T6">Android apps made using Android studio are composed of Activities. An activity has an user interface and some logic attached to it and essentially it’s the unit of what the user will be interacting with.</text:span></text:p>
      <text:p text:style-name="P20"><text:span text:style-name="T6"/></text:p>
      <text:p text:style-name="P20"><text:span text:style-name="T6">The layout for an Activity is defined in a .xml file and the logic is defined in a class that inherits the Activity class. Code for an activity is called using different methods such as onCreate() or onPause() or onDestroy() which are called when the app enters different states.</text:span></text:p>
      <text:p text:style-name="P20"><text:span text:style-name="T6"/></text:p>
      <text:p text:style-name="P20"><text:span text:style-name="T6">An Intent is basically a request for the Android system to do something. The most common use case is to change the current activity to another one. </text:span><text:span text:style-name="T14">Also when using an intent to move from one activity to another you can pass in data to it.</text:span></text:p>
      <text:p text:style-name="P20"><text:span text:style-name="T6"/></text:p>
      <text:p text:style-name="P20"><text:span text:style-name="T13">An </text:span><text:span text:style-name="T6">IntentService </text:span><text:span text:style-name="T13">is a class whose responsibility is to handle intent requests. It can process them on a separate thread to not freeze the user interface.</text:span></text:p>
      <text:p text:style-name="P20"><text:span text:style-name="T6"/></text:p>
      <text:p text:style-name="P20"><text:span text:style-name="T6">BroadcastReceiver </text:span><text:span text:style-name="T13">receives a broadcast that an intent process is compl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16</meta:editing-cycles>
    <meta:print-date>2013-10-11T10:39:00</meta:print-date>
    <meta:creation-date>2018-09-18T16:26:00</meta:creation-date>
    <dc:date>2024-11-25T17:28:35.315646210</dc:date>
    <meta:editing-duration>PT2H23M28S</meta:editing-duration>
    <meta:generator>LibreOffice/24.2.6.2$Linux_X86_64 LibreOffice_project/420$Build-2</meta:generator>
    <meta:document-statistic meta:table-count="0" meta:image-count="0" meta:object-count="0" meta:page-count="3" meta:paragraph-count="24" meta:word-count="559" meta:character-count="3153" meta:non-whitespace-character-count="2617"/>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